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F7000002CF315FDD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25.7cm" svg:height="17.969cm" draw:z-index="0"><draw:image xlink:href="Pictures/10000201000003F7000002CF315FDD7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7-14T15:30:25.09</meta:creation-date>
    <dc:date>2021-07-14T21:23:19.85</dc:date>
    <meta:editing-duration>PT5H52M54S</meta:editing-duration>
    <meta:editing-cycles>2</meta:editing-cycles>
    <meta:generator>OpenOffice/4.1.7$Win32 OpenOffice.org_project/417m1$Build-9800</meta:generator>
    <meta:print-date>2021-07-14T15:31:09.79</meta:print-date>
    <meta:document-statistic meta:table-count="0" meta:image-count="1" meta:object-count="0" meta:page-count="1" meta:paragraph-count="0" meta:word-count="0" meta:character-count="0"/>
  </office:meta>
</office:document-meta>
</file>